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<text:tab/><text:tab/>=================================</text:span></text:p>
      <text:p text:style-name="P1"><text:span text:style-name="T1"><text:tab/><text:tab/><text:tab/><text:tab/><text:tab/>Network Programming in Python</text:span></text:p>
      <text:p text:style-name="P1"><text:span text:style-name="T1"><text:tab/><text:tab/><text:tab/><text:tab/>=================================</text:span></text:p>
      <text:p text:style-name="P1"><text:span text:style-name="T1">Index</text:span></text:p>
      <text:p text:style-name="P1"><text:span text:style-name="T1">-----------</text:span></text:p>
      <text:p text:style-name="P1"><text:span text:style-name="T1">=&gt;Purpose of Network Programming</text:span></text:p>
      <text:p text:style-name="P1"><text:span text:style-name="T1">=&gt;Def of Network</text:span></text:p>
      <text:p text:style-name="P1"><text:span text:style-name="T1">=&gt;Module Name for developing Networking Appliocations ( socket )</text:span></text:p>
      <text:p text:style-name="P1"><text:span text:style-name="T1">=&gt;Deatiled Discuss about socket </text:span></text:p>
      <text:p text:style-name="P1"><text:span text:style-name="T1">=&gt;Steps for developing Server Side Application</text:span></text:p>
      <text:p text:style-name="P1"><text:span text:style-name="T1">=&gt;Steps for developing Client Side Application</text:span></text:p>
      <text:p text:style-name="P1"><text:span text:style-name="T1">=&gt;Programming Examples</text:span></text:p>
      <text:p text:style-name="P1"><text:span text:style-name="T1">=========================x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43" meta:character-count="432" meta:non-whitespace-character-count="388"/>
    <meta:generator>LibreOfficeDev/6.0.5.2$Linux_X86_64 LibreOffice_project/</meta:generator>
  </office:meta>
</office:document-meta>
</file>